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2.56cm" fo:min-width="3.144cm" fo:padding-top="0.142cm" fo:padding-bottom="0.142cm" fo:padding-left="0.267cm" fo:padding-right="0.267cm"/>
    </style:style>
    <style:style style:name="gr2" style:family="graphic" style:parent-style-name="standard">
      <style:graphic-properties svg:stroke-width="0.018cm" svg:stroke-color="#000000" draw:marker-start-width="0.027cm" draw:marker-end-width="0.027cm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Dashed_20__28_var_29_" svg:stroke-width="0.011cm" svg:stroke-color="#000000" draw:marker-start-width="0.017cm" draw:marker-end-width="0.017cm" draw:fill="none" draw:textarea-vertical-align="middle" fo:padding-top="0.131cm" fo:padding-bottom="0.131cm" fo:padding-left="0.256cm" fo:padding-right="0.256cm"/>
    </style:style>
    <style:style style:name="gr4" style:family="graphic" style:parent-style-name="objectwithoutfill">
      <style:graphic-properties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027cm" draw:marker-end-width="0.0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999999" draw:marker-start-width="0.027cm" draw:marker-end-width="0.027cm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Dashed_20__28_var_29_" svg:stroke-width="0.011cm" svg:stroke-color="#000000" draw:marker-start-width="0.016cm" draw:marker-end-width="0.016cm" draw:fill="none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8cm" svg:stroke-color="#000000" draw:marker-start-width="0.027cm" draw:marker-end-width="0.027cm" draw:fill-color="#8ccfb7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18cm" svg:stroke-color="#000000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8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7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61cm" fo:min-width="0.317cm" fo:padding-top="0.139cm" fo:padding-bottom="0.139cm" fo:padding-left="0.264cm" fo:padding-right="0.264cm"/>
    </style:style>
    <style:style style:name="gr13" style:family="graphic" style:parent-style-name="standard">
      <style:graphic-properties svg:stroke-width="0.018cm" svg:stroke-color="#000000" draw:marker-start-width="0.027cm" draw:marker-end-width="0.027cm" draw:fill="solid" draw:fill-color="#729fcf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027cm" draw:marker-end-width="0.027cm" draw:fill-color="#f9a87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000000" draw:marker-start-width="0.027cm" draw:marker-end="Rounded_20_short_20_Arrow" draw:marker-end-width="0.051cm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="Rounded_20_short_20_Arrow" draw:marker-start-width="0.051cm" draw:marker-end-width="0.027cm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.4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.5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2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722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3.126cm" fo:min-width="2.307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7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794cm"/>
    </style:style>
    <style:style style:name="gr25" style:family="graphic" style:parent-style-name="standard">
      <style:graphic-properties svg:stroke-width="0.028cm" svg:stroke-color="#000000" draw:marker-start-width="0.042cm" draw:marker-end-width="0.042cm" draw:fill-color="#bcaed5" draw:textarea-horizontal-align="justify" draw:textarea-vertical-align="middle" draw:auto-grow-height="false" fo:min-height="0.23cm" fo:min-width="0.869cm" fo:padding-top="0.139cm" fo:padding-bottom="0.139cm" fo:padding-left="0.264cm" fo:padding-right="0.264cm"/>
    </style:style>
    <style:style style:name="gr26" style:family="graphic" style:parent-style-name="standard">
      <style:graphic-properties svg:stroke-width="0.018cm" svg:stroke-color="#000000" draw:marker-start-width="0.027cm" draw:marker-end-width="0.0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28" style:family="graphic" style:parent-style-name="standard">
      <style:graphic-properties svg:stroke-width="0.018cm" svg:stroke-color="#000000" draw:marker-start-width="0.027cm" draw:marker-end-width="0.027cm" draw:fill="solid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18cm" svg:stroke-color="#000000" draw:marker-start-width="0.027cm" draw:marker-end="" draw:marker-end-width="0.078cm" draw:fill="none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38cm"/>
    </style:style>
    <style:style style:name="gr31" style:family="graphic" style:parent-style-name="standard">
      <style:graphic-properties svg:stroke-color="#ed1c24" draw:textarea-vertical-align="middle"/>
    </style:style>
    <style:style style:name="gr32" style:family="graphic" style:parent-style-name="objectwithoutfill">
      <style:graphic-properties svg:stroke-color="#ed1c24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7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3.885cm" fo:min-width="3.164cm" fo:padding-top="0.142cm" fo:padding-bottom="0.142cm" fo:padding-left="0.267cm" fo:padding-right="0.267cm"/>
    </style:style>
    <style:style style:name="gr36" style:family="graphic" style:parent-style-name="standard">
      <style:graphic-properties svg:stroke-width="0.018cm" svg:stroke-color="#000000" draw:marker-start-width="0.027cm" draw:marker-end-width="0.027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6cm" fo:min-width="0.79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.794cm"/>
    </style:style>
    <style:style style:name="gr4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svg:stroke-width="0.028cm" svg:stroke-color="#000000" draw:marker-start-width="0.042cm" draw:marker-end-width="0.042cm" draw:fill-color="#bd7cb5" draw:textarea-horizontal-align="justify" draw:textarea-vertical-align="middle" draw:auto-grow-height="false" fo:min-height="0.692cm" fo:min-width="0.669cm" fo:padding-top="0.139cm" fo:padding-bottom="0.139cm" fo:padding-left="0.264cm" fo:padding-right="0.2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53cm"/>
    </style:style>
    <style:style style:name="gr43" style:family="graphic" style:parent-style-name="standard">
      <style:graphic-properties svg:stroke-width="0.028cm" svg:stroke-color="#000000" draw:marker-start-width="0.242cm" draw:marker-end-width="0.242cm" draw:fill="solid" draw:fill-color="#7da7d8" draw:textarea-horizontal-align="justify" draw:textarea-vertical-align="middle" draw:auto-grow-height="false" fo:min-height="1.5cm" fo:min-width="0.704cm" fo:padding-top="0.139cm" fo:padding-bottom="0.139cm" fo:padding-left="0.264cm" fo:padding-right="0.264cm"/>
    </style:style>
    <style:style style:name="gr44" style:family="graphic" style:parent-style-name="standard">
      <style:graphic-properties svg:stroke-width="0.028cm" svg:stroke-color="#000000" draw:marker-start-width="0.042cm" draw:marker-end-width="0.042cm" draw:fill-color="#f9a870" draw:textarea-horizontal-align="justify" draw:textarea-vertical-align="middle" draw:auto-grow-height="false" fo:min-height="0.206cm" fo:min-width="1.244cm" fo:padding-top="0.139cm" fo:padding-bottom="0.139cm" fo:padding-left="0.264cm" fo:padding-right="0.264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491cm" fo:min-width="0.355cm" fo:padding-top="0.142cm" fo:padding-bottom="0.142cm" fo:padding-left="0.267cm" fo:padding-right="0.267cm"/>
    </style:style>
    <style:style style:name="gr46" style:family="graphic" style:parent-style-name="objectwithoutfill">
      <style:graphic-properties draw:stroke="dash" draw:stroke-dash="Fine_20_Dashed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svg:stroke-width="0.028cm" svg:stroke-color="#000000" draw:marker-start-width="0.042cm" draw:marker-end-width="0.042cm" draw:fill-color="#89c765" draw:textarea-horizontal-align="justify" draw:textarea-vertical-align="middle" draw:auto-grow-height="false" fo:min-height="0.584cm" fo:min-width="0.869cm" fo:padding-top="0.139cm" fo:padding-bottom="0.139cm" fo:padding-left="0.264cm" fo:padding-right="0.264cm"/>
    </style:style>
    <style:style style:name="gr48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svg:stroke-width="0.018cm" svg:stroke-color="#000000" draw:marker-start-width="0.227cm" draw:marker-end="Rounded_20_short_20_Arrow" draw:marker-end-width="0.102cm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svg:stroke-width="0.018cm" svg:stroke-color="#000000" draw:marker-start-width="0.227cm" draw:marker-end="Rounded_20_short_20_Arrow" draw:marker-end-width="0.102cm" draw:textarea-vertical-align="middle" fo:padding-top="0.134cm" fo:padding-bottom="0.134cm" fo:padding-left="0.259cm" fo:padding-right="0.259cm"/>
    </style:style>
    <style:style style:name="gr51" style:family="graphic" style:parent-style-name="standard">
      <style:graphic-properties svg:stroke-width="0.018cm" svg:stroke-color="#808080" draw:marker-start="Rounded_20_short_20_Arrow" draw:marker-start-width="0.078cm" draw:marker-end="" draw:marker-end-width="0.227cm" draw:textarea-vertical-align="middle" fo:padding-top="0.134cm" fo:padding-bottom="0.134cm" fo:padding-left="0.259cm" fo:padding-right="0.259cm"/>
    </style:style>
    <style:style style:name="gr52" style:family="graphic" style:parent-style-name="standard">
      <style:graphic-properties svg:stroke-width="0.018cm" svg:stroke-color="#808080" draw:marker-start-width="0.227cm" draw:marker-end-width="0.227cm" draw:textarea-vertical-align="middle" fo:padding-top="0.134cm" fo:padding-bottom="0.134cm" fo:padding-left="0.259cm" fo:padding-right="0.259cm"/>
    </style:style>
    <style:style style:name="gr53" style:family="graphic" style:parent-style-name="objectwithoutfill">
      <style:graphic-properties svg:stroke-width="0.018cm" svg:stroke-color="#808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objectwithoutfill">
      <style:graphic-properties svg:stroke-width="0.018cm" svg:stroke-color="#808080" draw:marker-start="" draw:marker-start-width="0.227cm" draw:marker-end="Rounded_20_short_20_Arrow" draw:marker-end-width="0.078cm" draw:fill="none" draw:textarea-vertical-align="middle" fo:padding-top="0.134cm" fo:padding-bottom="0.134cm" fo:padding-left="0.259cm" fo:padding-right="0.25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cm" fo:min-width="1.2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9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794cm"/>
    </style:style>
    <style:style style:name="gr58" style:family="graphic" style:parent-style-name="standard">
      <style:graphic-properties svg:stroke-width="0.028cm" svg:stroke-color="#000000" draw:marker-start-width="0.042cm" draw:marker-end-width="0.042cm" draw:fill-color="#f9a870" draw:textarea-horizontal-align="justify" draw:textarea-vertical-align="middle" draw:auto-grow-height="false" fo:min-height="0.212cm" fo:min-width="1.25cm" fo:padding-top="0.139cm" fo:padding-bottom="0.139cm" fo:padding-left="0.264cm" fo:padding-right="0.264cm"/>
    </style:style>
    <style:style style:name="gr59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47cm"/>
    </style:style>
    <style:style style:name="gr6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ccfb7"/>
      <style:paragraph-properties fo:text-align="center"/>
      <style:text-properties fo:font-size="10pt" style:font-size-asian="13pt" style:font-size-complex="13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10" style:family="paragraph">
      <loext:graphic-properties draw:fill="solid" draw:fill-color="#729fcf"/>
      <style:paragraph-properties fo:text-align="center"/>
      <style:text-properties fo:font-size="8pt" style:font-size-asian="10pt" style:font-size-complex="10pt"/>
    </style:style>
    <style:style style:name="P11" style:family="paragraph">
      <loext:graphic-properties draw:fill-color="#f9a870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paragraph-properties fo:text-align="end"/>
      <style:text-properties fo:font-size="4pt" style:font-size-asian="12pt" style:font-size-complex="12pt"/>
    </style:style>
    <style:style style:name="P13" style:family="paragraph">
      <loext:graphic-properties draw:fill="none" draw:fill-color="#ffffff"/>
      <style:paragraph-properties fo:text-align="start"/>
      <style:text-properties fo:font-size="4pt" style:font-size-asian="12pt" style:font-size-complex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="none" draw:fill-color="#ffffff"/>
      <style:text-properties fo:font-size="8pt" style:font-size-asian="10pt" style:font-size-complex="10pt"/>
    </style:style>
    <style:style style:name="P16" style:family="paragraph">
      <loext:graphic-properties draw:fill-color="#bcaed5"/>
      <style:paragraph-properties fo:text-align="center"/>
      <style:text-properties fo:font-size="10pt"/>
    </style:style>
    <style:style style:name="P17" style:family="paragraph">
      <loext:graphic-properties draw:fill="none" draw:fill-color="#ffffff"/>
      <style:text-properties fo:font-size="4pt"/>
    </style:style>
    <style:style style:name="P18" style:family="paragraph">
      <loext:graphic-properties draw:fill="solid" draw:fill-color="#ffffff"/>
      <style:paragraph-properties fo:text-align="center"/>
      <style:text-properties fo:font-size="8pt" style:font-size-asian="10pt" style:font-size-complex="10pt"/>
    </style:style>
    <style:style style:name="P19" style:family="paragraph">
      <style:paragraph-properties fo:text-align="center"/>
      <style:text-properties fo:font-size="9pt"/>
    </style:style>
    <style:style style:name="P20" style:family="paragraph">
      <loext:graphic-properties draw:fill-color="#bd7cb5"/>
      <style:paragraph-properties fo:text-align="center"/>
      <style:text-properties fo:font-size="9pt"/>
    </style:style>
    <style:style style:name="P21" style:family="paragraph">
      <loext:graphic-properties draw:fill="solid" draw:fill-color="#7da7d8"/>
      <style:paragraph-properties fo:text-align="center"/>
      <style:text-properties fo:font-size="9pt"/>
    </style:style>
    <style:style style:name="P22" style:family="paragraph">
      <style:paragraph-properties fo:margin-left="0cm" fo:margin-right="0cm" fo:text-align="center" fo:text-indent="0cm"/>
      <style:text-properties fo:font-size="9pt"/>
    </style:style>
    <style:style style:name="P23" style:family="paragraph">
      <loext:graphic-properties draw:fill-color="#f9a870"/>
      <style:paragraph-properties fo:margin-left="0cm" fo:margin-right="0cm" fo:text-align="center" fo:text-indent="0cm"/>
      <style:text-properties fo:font-size="9pt"/>
    </style:style>
    <style:style style:name="P24" style:family="paragraph">
      <loext:graphic-properties draw:fill="solid" draw:fill-color="#f37b70"/>
      <style:paragraph-properties fo:text-align="center"/>
      <style:text-properties fo:font-size="9pt"/>
    </style:style>
    <style:style style:name="P25" style:family="paragraph">
      <style:paragraph-properties fo:text-align="end"/>
      <style:text-properties fo:font-size="4pt"/>
    </style:style>
    <style:style style:name="P26" style:family="paragraph">
      <loext:graphic-properties draw:fill="none" draw:fill-color="#ffffff"/>
      <style:paragraph-properties fo:text-align="end"/>
      <style:text-properties fo:font-size="4pt" style:font-size-asian="6pt" style:font-size-complex="6pt"/>
    </style:style>
    <style:style style:name="P27" style:family="paragraph">
      <loext:graphic-properties draw:fill-color="#89c765"/>
      <style:paragraph-properties fo:text-align="center"/>
      <style:text-properties fo:font-size="9pt"/>
    </style:style>
    <style:style style:name="P28" style:family="paragraph">
      <style:paragraph-properties fo:text-align="center"/>
      <style:text-properties fo:font-size="4pt"/>
    </style:style>
    <style:style style:name="P29" style:family="paragraph">
      <style:text-properties fo:font-size="10pt"/>
    </style:style>
    <style:style style:name="P30" style:family="paragraph">
      <loext:graphic-properties draw:fill="none" draw:fill-color="#ffffff"/>
      <style:text-properties fo:font-size="10pt"/>
    </style:style>
    <style:style style:name="T1" style:family="text">
      <style:text-properties fo:font-size="8pt" style:font-size-asian="13pt" style:font-size-complex="13pt"/>
    </style:style>
    <style:style style:name="T2" style:family="text">
      <style:text-properties fo:font-size="10pt" style:font-size-asian="13pt" style:font-size-complex="1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4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10pt"/>
    </style:style>
    <style:style style:name="T8" style:family="text">
      <style:text-properties fo:font-size="4pt"/>
    </style:style>
    <style:style style:name="T9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24cm" svg:height="2.99cm" svg:x="3.825cm" svg:y="2.709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0.381cm" svg:height="0.381cm" svg:x="4.333cm" svg:y="3.286cm">
          <text:p text:style-name="P2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381cm" svg:height="0.381cm" svg:x="4.601cm" svg:y="3.667cm">
          <text:p text:style-name="P2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381cm" svg:height="0.381cm" svg:x="5.49cm" svg:y="4.937cm">
          <text:p text:style-name="P2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0.381cm" svg:height="0.381cm" svg:x="4.855cm" svg:y="4.048cm">
          <text:p text:style-name="P2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12cm" svg:y1="4.505cm" svg:x2="5.457cm" svg:y2="4.855cm">
          <text:p/>
        </draw:line>
        <draw:connector draw:style-name="gr4" draw:text-style-name="P4" draw:layer="layout" draw:type="lines" svg:x1="3.114cm" svg:y1="3.478cm" svg:x2="4.333cm" svg:y2="3.477cm" draw:end-shape="id1" draw:end-glue-point="6" svg:d="M3114 3478l709-1h510" svg:viewBox="0 0 1220 2">
          <text:p/>
        </draw:connector>
        <draw:connector draw:style-name="gr5" draw:text-style-name="P2" draw:layer="layout" draw:line-skew="0.389cm" svg:x1="4.601cm" svg:y1="3.858cm" svg:x2="4.333cm" svg:y2="3.477cm" draw:start-shape="id2" draw:start-glue-point="6" draw:end-shape="id1" draw:end-glue-point="6" svg:d="M4601 3858h-389v-381h121" svg:viewBox="0 0 390 382">
          <text:p/>
        </draw:connector>
        <draw:connector draw:style-name="gr5" draw:text-style-name="P2" draw:layer="layout" draw:line-skew="0.389cm" svg:x1="4.855cm" svg:y1="4.239cm" svg:x2="4.333cm" svg:y2="3.477cm" draw:start-shape="id3" draw:start-glue-point="6" draw:end-shape="id1" draw:end-glue-point="6" svg:d="M4855 4239h-643v-762h121" svg:viewBox="0 0 644 763">
          <text:p/>
        </draw:connector>
        <draw:connector draw:style-name="gr5" draw:text-style-name="P2" draw:layer="layout" draw:line-skew="0.389cm" svg:x1="5.49cm" svg:y1="5.128cm" svg:x2="4.333cm" svg:y2="3.477cm" draw:start-shape="id4" draw:start-glue-point="6" draw:end-shape="id1" draw:end-glue-point="6" svg:d="M5490 5128h-1278v-1651h121" svg:viewBox="0 0 1279 1652">
          <text:p/>
        </draw:connector>
        <draw:line draw:style-name="gr3" draw:text-style-name="P4" draw:layer="layout" svg:x1="4.346cm" svg:y1="4.429cm" svg:x2="4.346cm" svg:y2="4.916cm">
          <text:p/>
        </draw:line>
        <draw:connector draw:style-name="gr6" draw:text-style-name="P2" draw:layer="layout" draw:line-skew="-0.509cm 0.51cm" svg:x1="4.524cm" svg:y1="3.667cm" svg:x2="3.076cm" svg:y2="5.429cm" draw:start-shape="id1" draw:start-glue-point="8" draw:end-shape="id5" draw:end-glue-point="3" svg:d="M4524 3667v1782h-1447v-20h-1" svg:viewBox="0 0 1449 1783">
          <text:p/>
        </draw:connector>
        <draw:connector draw:style-name="gr6" draw:text-style-name="P2" xml:id="id5" draw:id="id5" draw:layer="layout" draw:line-skew="0.456cm" svg:x1="4.792cm" svg:y1="4.048cm" svg:x2="3.076cm" svg:y2="5.429cm" draw:start-shape="id2" draw:start-glue-point="8" svg:d="M4792 4048v1401h-1716v-20" svg:viewBox="0 0 1717 1402">
          <text:p/>
        </draw:connector>
        <draw:connector draw:style-name="gr6" draw:text-style-name="P2" xml:id="id6" draw:id="id6" draw:layer="layout" draw:line-skew="-0.509cm" svg:x1="5.046cm" svg:y1="4.429cm" svg:x2="3.934cm" svg:y2="5.449cm" draw:start-shape="id3" draw:start-glue-point="8" draw:end-shape="id5" draw:end-glue-point="0" svg:d="M5046 4429v1020h-1112" svg:viewBox="0 0 1113 1021">
          <text:p/>
        </draw:connector>
        <draw:connector draw:style-name="gr6" draw:text-style-name="P2" draw:layer="layout" draw:line-skew="-0.509cm" svg:x1="5.681cm" svg:y1="5.318cm" svg:x2="4.49cm" svg:y2="5.449cm" draw:start-shape="id4" draw:start-glue-point="8" draw:end-shape="id6" draw:end-glue-point="0" svg:d="M5681 5318v131h-1191" svg:viewBox="0 0 1192 132">
          <text:p/>
        </draw:connector>
        <draw:line draw:style-name="gr7" draw:text-style-name="P4" draw:layer="layout" svg:x1="5.423cm" svg:y1="5.37cm" svg:x2="5.098cm" svg:y2="5.37cm">
          <text:p/>
        </draw:line>
        <draw:custom-shape draw:style-name="gr8" draw:text-style-name="P5" xml:id="id7" draw:id="id7" draw:layer="layout" svg:width="0.381cm" svg:height="0.381cm" svg:x="5.236cm" svg:y="3.286cm">
          <text:p text:style-name="P2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8" draw:id="id8" draw:layer="layout" svg:width="0.381cm" svg:height="0.381cm" svg:x="5.871cm" svg:y="3.286cm">
          <text:p text:style-name="P2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9" draw:id="id9" draw:layer="layout" svg:width="0.381cm" svg:height="0.381cm" svg:x="7.087cm" svg:y="3.286cm">
          <text:p text:style-name="P2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497cm" svg:y1="3.479cm" svg:x2="6.849cm" svg:y2="3.479cm">
          <text:p/>
        </draw:line>
        <draw:connector draw:style-name="gr5" draw:text-style-name="P2" draw:layer="layout" svg:x1="4.714cm" svg:y1="3.477cm" svg:x2="5.236cm" svg:y2="3.477cm" draw:start-shape="id1" draw:start-glue-point="10" draw:end-shape="id7" draw:end-glue-point="6" svg:d="M4714 3477h522" svg:viewBox="0 0 523 1">
          <text:p/>
        </draw:connector>
        <draw:connector draw:style-name="gr5" draw:text-style-name="P2" draw:layer="layout" svg:x1="4.982cm" svg:y1="3.858cm" svg:x2="5.427cm" svg:y2="3.667cm" draw:start-shape="id2" draw:start-glue-point="10" draw:end-shape="id7" draw:end-glue-point="8" svg:d="M4982 3858h445v-191" svg:viewBox="0 0 446 192">
          <text:p/>
        </draw:connector>
        <draw:connector draw:style-name="gr5" draw:text-style-name="P2" draw:layer="layout" svg:x1="5.236cm" svg:y1="4.239cm" svg:x2="6.062cm" svg:y2="3.667cm" draw:start-shape="id3" draw:start-glue-point="10" draw:end-shape="id8" draw:end-glue-point="8" svg:d="M5236 4239h826v-572" svg:viewBox="0 0 827 573">
          <text:p/>
        </draw:connector>
        <draw:connector draw:style-name="gr5" draw:text-style-name="P2" draw:layer="layout" svg:x1="5.617cm" svg:y1="3.477cm" svg:x2="5.871cm" svg:y2="3.477cm" draw:start-shape="id7" draw:start-glue-point="10" draw:end-shape="id8" draw:end-glue-point="6" svg:d="M5617 3477h254" svg:viewBox="0 0 255 1">
          <text:p/>
        </draw:connector>
        <draw:connector draw:style-name="gr9" draw:text-style-name="P4" draw:layer="layout" draw:type="line" svg:x1="6.252cm" svg:y1="3.477cm" svg:x2="6.359cm" svg:y2="3.478cm" draw:start-shape="id8" draw:start-glue-point="10" svg:d="M6252 3477l107 1" svg:viewBox="0 0 108 2">
          <text:p/>
        </draw:connector>
        <draw:connector draw:style-name="gr9" draw:text-style-name="P4" draw:layer="layout" draw:type="line" svg:x1="7.087cm" svg:y1="3.477cm" svg:x2="7.015cm" svg:y2="3.477cm" draw:start-shape="id9" draw:start-glue-point="6" svg:d="M7087 3477h-72" svg:viewBox="0 0 73 1">
          <text:p/>
        </draw:connector>
        <draw:connector draw:style-name="gr5" draw:text-style-name="P2" draw:layer="layout" svg:x1="5.871cm" svg:y1="5.128cm" svg:x2="7.278cm" svg:y2="3.667cm" draw:start-shape="id4" draw:start-glue-point="10" draw:end-shape="id9" draw:end-glue-point="8" svg:d="M5871 5128h1407v-1461" svg:viewBox="0 0 1408 1462">
          <text:p/>
        </draw:connector>
        <draw:connector draw:style-name="gr4" draw:text-style-name="P4" draw:layer="layout" draw:type="line" svg:x1="7.468cm" svg:y1="3.477cm" svg:x2="8.455cm" svg:y2="3.472cm" draw:start-shape="id9" draw:start-glue-point="10" svg:d="M7468 3477l987-5" svg:viewBox="0 0 988 6">
          <text:p/>
        </draw:connector>
        <draw:line draw:style-name="gr3" draw:text-style-name="P4" draw:layer="layout" svg:x1="6.378cm" svg:y1="4.235cm" svg:x2="6.98cm" svg:y2="4.235cm">
          <text:p/>
        </draw:line>
        <draw:line draw:style-name="gr3" draw:text-style-name="P4" draw:layer="layout" svg:x1="6.054cm" svg:y1="4.429cm" svg:x2="6.054cm" svg:y2="4.916cm">
          <text:p/>
        </draw:line>
        <draw:frame draw:style-name="gr10" draw:text-style-name="P7" draw:layer="layout" svg:width="1.306cm" svg:height="0.727cm" svg:x="2.661cm" svg:y="2.844cm">
          <draw:text-box>
            <text:p text:style-name="P6"><text:span text:style-name="T3">Imag</text:span><text:span text:style-name="T3">e</text:span></text:p>
            <text:p text:style-name="P6"><text:span text:style-name="T3">Neur</text:span><text:span text:style-name="T3">ons</text:span></text:p>
          </draw:text-box>
        </draw:frame>
        <draw:frame draw:style-name="gr11" draw:text-style-name="P7" draw:layer="layout" svg:width="1.264cm" svg:height="0.727cm" svg:x="2.696cm" svg:y="4.81cm">
          <draw:text-box>
            <text:p text:style-name="P6"><text:span text:style-name="T3">Ker</text:span><text:span text:style-name="T3">nel</text:span></text:p>
            <text:p text:style-name="P6"><text:span text:style-name="T3">Wei</text:span><text:span text:style-name="T3">ghts</text:span></text:p>
          </draw:text-box>
        </draw:frame>
        <draw:frame draw:style-name="gr10" draw:text-style-name="P9" draw:layer="layout" svg:width="1.306cm" svg:height="0.727cm" svg:x="7.568cm" svg:y="2.848cm">
          <draw:text-box>
            <text:p text:style-name="P8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  <text:p text:style-name="P8"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s</text:span></text:p>
          </draw:text-box>
        </draw:frame>
        <draw:custom-shape draw:style-name="gr12" draw:text-style-name="P1" draw:layer="layout" svg:width="0.889cm" svg:height="1.683cm" svg:x="5.158cm" svg:y="8.207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10" draw:id="id10" draw:layer="layout" svg:width="0.381cm" svg:height="0.381cm" svg:x="5.384cm" svg:y="9.45cm">
          <text:p text:style-name="P2"><text:span text:style-name="T4">&l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1" draw:id="id11" draw:layer="layout" svg:width="0.762cm" svg:height="0.254cm" draw:transform="rotate (1.5707963267949) translate (5.715cm 9.31cm)">
          <draw:glue-point draw:id="8" svg:x="-5cm" svg:y="-3.333cm"/>
          <draw:glue-point draw:id="9" svg:x="-5cm" svg:y="3.333cm"/>
          <text:p text:style-name="P2"><text:span text:style-name="T3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2" draw:layer="layout" svg:x1="5.765cm" svg:y1="9.641cm" svg:x2="5.842cm" svg:y2="9.242cm" draw:start-shape="id10" draw:start-glue-point="10" draw:end-shape="id11" draw:end-glue-point="6" svg:d="M5765 9641h77v-399" svg:viewBox="0 0 78 400">
          <text:p/>
        </draw:connector>
        <draw:connector draw:style-name="gr4" draw:text-style-name="P4" draw:layer="layout" draw:type="line" svg:x1="5.715cm" svg:y1="8.676cm" svg:x2="4.867cm" svg:y2="8.673cm" draw:start-shape="id11" draw:start-glue-point="8" svg:d="M5715 8676l-848-3" svg:viewBox="0 0 849 4">
          <text:p/>
        </draw:connector>
        <draw:connector draw:style-name="gr4" draw:text-style-name="P4" draw:layer="layout" draw:type="line" svg:x1="5.969cm" svg:y1="8.929cm" svg:x2="6.394cm" svg:y2="8.931cm" draw:start-shape="id11" draw:start-glue-point="5" svg:d="M5969 8929l425 2" svg:viewBox="0 0 426 3">
          <text:p/>
        </draw:connector>
        <draw:connector draw:style-name="gr5" draw:text-style-name="P2" draw:layer="layout" draw:line-skew="0.198cm" svg:x1="5.715cm" svg:y1="9.182cm" svg:x2="5.388cm" svg:y2="9.278cm" draw:start-shape="id11" draw:start-glue-point="9" svg:d="M5715 9182h-311v96h-16" svg:viewBox="0 0 328 97">
          <text:p/>
        </draw:connector>
        <draw:connector draw:style-name="gr16" draw:text-style-name="P2" draw:layer="layout" svg:x1="5.575cm" svg:y1="9.45cm" svg:x2="5.715cm" svg:y2="9.182cm" draw:start-shape="id10" draw:start-glue-point="4" draw:end-shape="id11" draw:end-glue-point="9" svg:d="M5575 9450v-268h140" svg:viewBox="0 0 141 269">
          <text:p/>
        </draw:connector>
        <draw:connector draw:style-name="gr5" draw:text-style-name="P2" draw:layer="layout" draw:line-skew="0.411cm" svg:x1="5.384cm" svg:y1="9.641cm" svg:x2="5.715cm" svg:y2="8.676cm" draw:start-shape="id10" draw:start-glue-point="6" draw:end-shape="id11" draw:end-glue-point="8" svg:d="M5384 9641h-99v-965h430" svg:viewBox="0 0 431 966">
          <text:p/>
        </draw:connector>
        <draw:g>
          <draw:line draw:style-name="gr9" draw:text-style-name="P4" draw:layer="layout" svg:x1="5.476cm" svg:y1="9.278cm" svg:x2="5.349cm" svg:y2="9.278cm">
            <text:p/>
          </draw:line>
          <draw:line draw:style-name="gr9" draw:text-style-name="P4" draw:layer="layout" svg:x1="5.456cm" svg:y1="9.31cm" svg:x2="5.37cm" svg:y2="9.31cm">
            <text:p/>
          </draw:line>
          <draw:line draw:style-name="gr9" draw:text-style-name="P4" draw:layer="layout" svg:x1="5.436cm" svg:y1="9.342cm" svg:x2="5.386cm" svg:y2="9.342cm">
            <text:p/>
          </draw:line>
        </draw:g>
        <draw:frame draw:style-name="gr17" draw:text-style-name="P12" draw:layer="layout" svg:width="0.955cm" svg:height="0.565cm" svg:x="4.358cm" svg:y="8.239cm">
          <draw:text-box>
            <text:p text:style-name="P6"><text:span text:style-name="T5">Inp</text:span><text:span text:style-name="T5">ut</text:span></text:p>
            <text:p text:style-name="P6"><text:span text:style-name="T5">Ne</text:span><text:span text:style-name="T5">ur</text:span><text:span text:style-name="T5">on</text:span></text:p>
          </draw:text-box>
        </draw:frame>
        <draw:frame draw:style-name="gr18" draw:text-style-name="P13" draw:layer="layout" svg:width="1.074cm" svg:height="0.565cm" svg:x="5.895cm" svg:y="8.497cm">
          <draw:text-box>
            <text:p text:style-name="P8"><text:span text:style-name="T5">A</text:span><text:span text:style-name="T5">ct</text:span><text:span text:style-name="T5">iv</text:span><text:span text:style-name="T5">at</text:span><text:span text:style-name="T5">e</text:span><text:span text:style-name="T5">d</text:span></text:p>
            <text:p text:style-name="P8"><text:span text:style-name="T5">N</text:span><text:span text:style-name="T5">e</text:span><text:span text:style-name="T5">u</text:span><text:span text:style-name="T5">r</text:span><text:span text:style-name="T5">o</text:span><text:span text:style-name="T5">n</text:span></text:p>
          </draw:text-box>
        </draw:frame>
        <draw:frame draw:style-name="gr19" draw:text-style-name="P14" draw:layer="layout" svg:width="1.747cm" svg:height="0.725cm" svg:x="4.855cm" svg:y="2.561cm">
          <draw:text-box>
            <text:p><text:span text:style-name="T6">M</text:span><text:span text:style-name="T6">A</text:span><text:span text:style-name="T6">C</text:span><text:span text:style-name="T6">C</text:span></text:p>
          </draw:text-box>
        </draw:frame>
        <draw:frame draw:style-name="gr20" draw:text-style-name="P15" draw:layer="layout" svg:width="1.222cm" svg:height="0.569cm" svg:x="5.004cm" svg:y="8.107cm">
          <draw:text-box>
            <text:p><text:span text:style-name="T4">ReLU</text:span></text:p>
          </draw:text-box>
        </draw:frame>
        <draw:custom-shape draw:style-name="gr21" draw:text-style-name="P1" draw:layer="layout" svg:width="2.987cm" svg:height="3.556cm" svg:x="4.108cm" svg:y="12.684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7" draw:layer="layout" svg:width="0.925cm" svg:height="0.489cm" svg:x="7.108cm" svg:y="13.378cm">
          <draw:text-box>
            <text:p text:style-name="P6"><text:span text:style-name="T3">Row</text:span></text:p>
          </draw:text-box>
        </draw:frame>
        <draw:frame draw:style-name="gr23" draw:text-style-name="P7" draw:layer="layout" svg:width="1.234cm" svg:height="0.489cm" svg:x="7.108cm" svg:y="14.267cm">
          <draw:text-box>
            <text:p text:style-name="P6"><text:span text:style-name="T3">Col</text:span><text:span text:style-name="T3">um</text:span><text:span text:style-name="T3">n</text:span></text:p>
          </draw:text-box>
        </draw:frame>
        <draw:frame draw:style-name="gr24" draw:text-style-name="P7" draw:layer="layout" svg:width="1.294cm" svg:height="0.489cm" svg:x="7.108cm" svg:y="15.156cm">
          <draw:text-box>
            <text:p text:style-name="P6"><text:span text:style-name="T3">Channel</text:span></text:p>
          </draw:text-box>
        </draw:frame>
        <draw:custom-shape draw:style-name="gr25" draw:text-style-name="P16" xml:id="id17" draw:id="id17" draw:layer="layout" svg:width="1.397cm" svg:height="0.508cm" svg:x="5.251cm" svg:y="14.396cm">
          <draw:glue-point draw:id="4" svg:x="-4.996cm" svg:y="2.795cm"/>
          <text:p text:style-name="P2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12" draw:id="id12" draw:layer="layout" svg:width="0.122cm" svg:height="0.08cm" draw:transform="rotate (-1.5707963267949) translate (5.331cm 14.4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7" draw:layer="layout" svg:width="0.853cm" svg:height="0.408cm" svg:x="4.616cm" svg:y="14.203cm">
          <draw:text-box>
            <text:p><text:span text:style-name="T8">C</text:span><text:span text:style-name="T8">l</text:span><text:span text:style-name="T8">o</text:span><text:span text:style-name="T8">c</text:span><text:span text:style-name="T8">k</text:span></text:p>
          </draw:text-box>
        </draw:frame>
        <draw:connector draw:style-name="gr9" draw:text-style-name="P4" draw:layer="layout" draw:type="line" svg:x1="5.251cm" svg:y1="14.487cm" svg:x2="5.088cm" svg:y2="14.487cm" draw:start-shape="id12" draw:start-glue-point="7" svg:d="M5251 14487h-163" svg:viewBox="0 0 164 1">
          <text:p/>
        </draw:connector>
        <draw:frame draw:style-name="gr27" draw:text-style-name="P17" draw:layer="layout" svg:width="0.853cm" svg:height="0.408cm" svg:x="4.774cm" svg:y="14.496cm">
          <draw:text-box>
            <text:p><text:span text:style-name="T8">E</text:span><text:span text:style-name="T8">N</text:span></text:p>
          </draw:text-box>
        </draw:frame>
        <draw:custom-shape draw:style-name="gr25" draw:text-style-name="P16" xml:id="id19" draw:id="id19" draw:layer="layout" svg:width="1.397cm" svg:height="0.508cm" svg:x="5.251cm" svg:y="13.492cm">
          <draw:glue-point draw:id="4" svg:x="-4.996cm" svg:y="2.559cm"/>
          <text:p text:style-name="P2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13" draw:id="id13" draw:layer="layout" svg:width="0.122cm" svg:height="0.08cm" draw:transform="rotate (-1.5707963267949) translate (5.331cm 13.5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7" draw:layer="layout" svg:width="0.853cm" svg:height="0.408cm" svg:x="4.616cm" svg:y="13.299cm">
          <draw:text-box>
            <text:p><text:span text:style-name="T8">C</text:span><text:span text:style-name="T8">lo</text:span><text:span text:style-name="T8">c</text:span><text:span text:style-name="T8">k</text:span></text:p>
          </draw:text-box>
        </draw:frame>
        <draw:connector draw:style-name="gr9" draw:text-style-name="P4" draw:layer="layout" draw:type="line" svg:x1="5.251cm" svg:y1="13.583cm" svg:x2="5.088cm" svg:y2="13.583cm" draw:start-shape="id13" draw:start-glue-point="7" svg:d="M5251 13583h-163" svg:viewBox="0 0 164 1">
          <text:p/>
        </draw:connector>
        <draw:frame draw:style-name="gr27" draw:text-style-name="P17" draw:layer="layout" svg:width="0.853cm" svg:height="0.408cm" svg:x="4.752cm" svg:y="13.592cm">
          <draw:text-box>
            <text:p><text:span text:style-name="T8">E</text:span><text:span text:style-name="T8">N</text:span></text:p>
          </draw:text-box>
        </draw:frame>
        <draw:custom-shape draw:style-name="gr25" draw:text-style-name="P16" xml:id="id15" draw:id="id15" draw:layer="layout" svg:width="1.397cm" svg:height="0.508cm" svg:x="5.251cm" svg:y="15.305cm">
          <draw:glue-point draw:id="4" svg:x="-4.996cm" svg:y="2.46cm"/>
          <text:p text:style-name="P2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14" draw:id="id14" draw:layer="layout" svg:width="0.122cm" svg:height="0.08cm" draw:transform="rotate (-1.5707963267949) translate (5.331cm 15.3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7" draw:layer="layout" svg:width="0.853cm" svg:height="0.408cm" svg:x="4.616cm" svg:y="15.112cm">
          <draw:text-box>
            <text:p><text:span text:style-name="T8">Clo</text:span><text:span text:style-name="T8">ck</text:span></text:p>
          </draw:text-box>
        </draw:frame>
        <draw:connector draw:style-name="gr9" draw:text-style-name="P4" draw:layer="layout" draw:type="line" svg:x1="5.251cm" svg:y1="15.396cm" svg:x2="5.088cm" svg:y2="15.396cm" draw:start-shape="id14" draw:start-glue-point="7" svg:d="M5251 15396h-163" svg:viewBox="0 0 164 1">
          <text:p/>
        </draw:connector>
        <draw:frame draw:style-name="gr27" draw:text-style-name="P17" draw:layer="layout" svg:width="0.853cm" svg:height="0.408cm" svg:x="4.743cm" svg:y="15.405cm">
          <draw:text-box>
            <text:p><text:span text:style-name="T8">EN</text:span></text:p>
          </draw:text-box>
        </draw:frame>
        <draw:custom-shape draw:style-name="gr28" draw:text-style-name="P10" xml:id="id16" draw:id="id16" draw:layer="layout" svg:width="0.277cm" svg:height="0.281cm" svg:x="4.535cm" svg:y="14.643cm">
          <text:p text:style-name="P2"><text:span text:style-name="T4">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4" draw:layer="layout" draw:line-skew="-0.386cm 0.964cm 0.337cm" svg:x1="6.648cm" svg:y1="15.559cm" svg:x2="4.535cm" svg:y2="14.784cm" draw:start-shape="id15" draw:start-glue-point="1" draw:end-shape="id16" draw:end-glue-point="6" svg:d="M6648 15559h127v-462h-2413v-313h173" svg:viewBox="0 0 2414 776">
          <text:p/>
        </draw:connector>
        <draw:connector draw:style-name="gr29" draw:text-style-name="P4" draw:layer="layout" draw:line-skew="-0.386cm 0.982cm 0.337cm" svg:x1="6.648cm" svg:y1="14.65cm" svg:x2="4.535cm" svg:y2="13.877cm" draw:start-shape="id17" draw:start-glue-point="1" draw:end-shape="id18" draw:end-glue-point="6" svg:d="M6648 14650h127v-443h-2413v-330h173" svg:viewBox="0 0 2414 774">
          <text:p/>
        </draw:connector>
        <draw:connector draw:style-name="gr4" draw:text-style-name="P4" draw:layer="layout" draw:type="line" svg:x1="6.648cm" svg:y1="13.746cm" svg:x2="7.603cm" svg:y2="13.743cm" draw:start-shape="id19" draw:start-glue-point="1" svg:d="M6648 13746l955-3" svg:viewBox="0 0 956 4">
          <text:p/>
        </draw:connector>
        <draw:connector draw:style-name="gr4" draw:text-style-name="P4" draw:layer="layout" draw:type="line" svg:x1="4.812cm" svg:y1="14.784cm" svg:x2="5.252cm" svg:y2="14.791cm" draw:start-shape="id16" draw:start-glue-point="10" draw:end-shape="id17" draw:end-glue-point="4" svg:d="M4812 14784l440 7" svg:viewBox="0 0 441 8">
          <text:p/>
        </draw:connector>
        <draw:custom-shape draw:style-name="gr28" draw:text-style-name="P10" xml:id="id18" draw:id="id18" draw:layer="layout" svg:width="0.277cm" svg:height="0.281cm" svg:x="4.535cm" svg:y="13.736cm">
          <text:p text:style-name="P2"><text:span text:style-name="T4">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812cm" svg:y1="13.877cm" svg:x2="5.252cm" svg:y2="13.875cm" draw:start-shape="id18" draw:start-glue-point="10" draw:end-shape="id19" draw:end-glue-point="4" svg:d="M4812 13877l440-2" svg:viewBox="0 0 441 3">
          <text:p/>
        </draw:connector>
        <draw:connector draw:style-name="gr4" draw:text-style-name="P4" draw:layer="layout" draw:type="line" svg:x1="4.137cm" svg:y1="15.686cm" svg:x2="5.252cm" svg:y2="15.683cm" draw:start-shape="id20" draw:start-glue-point="10" draw:end-shape="id15" draw:end-glue-point="4" svg:d="M4137 15686l1115-3" svg:viewBox="0 0 1116 4">
          <text:p/>
        </draw:connector>
        <draw:connector draw:style-name="gr4" draw:text-style-name="P4" draw:layer="layout" draw:type="line" svg:x1="4.077cm" svg:y1="15.686cm" svg:x2="3.734cm" svg:y2="15.688cm" draw:start-shape="id20" draw:start-glue-point="6" svg:d="M4077 15686l-343 2" svg:viewBox="0 0 344 3">
          <text:p/>
        </draw:connector>
        <draw:frame draw:style-name="gr30" draw:text-style-name="P7" draw:layer="layout" svg:width="0.938cm" svg:height="0.489cm" svg:x="3.311cm" svg:y="15.305cm">
          <draw:text-box>
            <text:p text:style-name="P6"><text:span text:style-name="T3">H</text:span><text:span text:style-name="T3">o</text:span><text:span text:style-name="T3">l</text:span><text:span text:style-name="T3">d</text:span></text:p>
          </draw:text-box>
        </draw:frame>
        <draw:connector draw:style-name="gr4" draw:text-style-name="P4" draw:layer="layout" draw:type="line" svg:x1="6.648cm" svg:y1="15.559cm" svg:x2="7.622cm" svg:y2="15.559cm" draw:start-shape="id15" draw:start-glue-point="1" svg:d="M6648 15559h974" svg:viewBox="0 0 975 1">
          <text:p/>
        </draw:connector>
        <draw:connector draw:style-name="gr4" draw:text-style-name="P4" draw:layer="layout" draw:type="line" svg:x1="6.648cm" svg:y1="14.65cm" svg:x2="7.618cm" svg:y2="14.651cm" draw:start-shape="id17" draw:start-glue-point="1" svg:d="M6648 14650l970 1" svg:viewBox="0 0 971 2">
          <text:p/>
        </draw:connector>
        <draw:connector draw:style-name="gr31" draw:text-style-name="P2" draw:layer="layout" draw:line-skew="0.501cm 0.501cm" svg:x1="4.674cm" svg:y1="13.736cm" svg:x2="4.189cm" svg:y2="15.18cm" draw:start-shape="id18" draw:start-glue-point="4" draw:end-shape="id21" draw:end-glue-point="3" svg:d="M4674 13736v-390h-485v1834" svg:viewBox="0 0 486 1835">
          <text:p/>
        </draw:connector>
        <draw:connector draw:style-name="gr31" draw:text-style-name="P2" draw:layer="layout" draw:line-skew="0.227cm 0.495cm" svg:x1="4.674cm" svg:y1="14.643cm" svg:x2="4.195cm" svg:y2="13.346cm" draw:start-shape="id16" draw:start-glue-point="4" draw:end-shape="id22" draw:end-glue-point="3" svg:d="M4674 14643v-353h-485v-944h6" svg:viewBox="0 0 486 1298">
          <text:p/>
        </draw:connector>
        <draw:connector draw:style-name="gr31" draw:text-style-name="P2" xml:id="id22" draw:id="id22" draw:layer="layout" draw:line-skew="0.368cm" svg:x1="5.949cm" svg:y1="13.492cm" svg:x2="4.195cm" svg:y2="13.346cm" draw:start-shape="id19" draw:start-glue-point="0" svg:d="M5949 13492v-146h-1754" svg:viewBox="0 0 1755 147">
          <text:p/>
        </draw:connector>
        <draw:connector draw:style-name="gr31" draw:text-style-name="P2" draw:layer="layout" draw:line-skew="1.445cm 0.501cm" svg:x1="5.949cm" svg:y1="14.396cm" svg:x2="4.189cm" svg:y2="15.18cm" draw:start-shape="id17" draw:start-glue-point="0" draw:end-shape="id21" draw:end-glue-point="3" svg:d="M5949 14396v-106h-1760v890" svg:viewBox="0 0 1761 891">
          <text:p/>
        </draw:connector>
        <draw:connector draw:style-name="gr31" draw:text-style-name="P2" xml:id="id21" draw:id="id21" draw:layer="layout" draw:line-skew="0.788cm 0.495cm" svg:x1="5.949cm" svg:y1="15.305cm" svg:x2="4.195cm" svg:y2="13.346cm" draw:start-shape="id15" draw:start-glue-point="0" draw:end-shape="id22" draw:end-glue-point="3" svg:d="M5949 15305v-125h-1760v-1834h6" svg:viewBox="0 0 1761 1960">
          <text:p/>
        </draw:connector>
        <draw:connector draw:style-name="gr32" draw:text-style-name="P4" draw:layer="layout" draw:type="line" svg:x1="4.195cm" svg:y1="13.346cm" svg:x2="3.727cm" svg:y2="13.346cm" draw:start-shape="id22" draw:start-glue-point="3" svg:d="M4195 13346h-468" svg:viewBox="0 0 469 1">
          <text:p/>
        </draw:connector>
        <draw:frame draw:style-name="gr33" draw:text-style-name="P7" draw:layer="layout" svg:width="1.247cm" svg:height="0.727cm" svg:x="3.032cm" svg:y="12.765cm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</text:span></text:p>
            <text:p text:style-name="P6"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34" draw:text-style-name="P14" draw:layer="layout" svg:width="2.767cm" svg:height="0.725cm" svg:x="4.243cm" svg:y="12.557cm">
          <draw:text-box>
            <text:p><text:span text:style-name="T6">Grid </text:span><text:span text:style-name="T6">Iterato</text:span><text:span text:style-name="T6">r</text:span></text:p>
          </draw:text-box>
        </draw:frame>
        <draw:custom-shape draw:style-name="gr35" draw:text-style-name="P1" xml:id="id30" draw:id="id30" draw:layer="layout" svg:width="3.81cm" svg:height="4.281cm" svg:x="13.954cm" svg:y="8.149cm">
          <draw:glue-point draw:id="4" svg:x="-4.999cm" svg:y="-2.111cm"/>
          <draw:glue-point draw:id="5" svg:x="-4.999cm" svg:y="-1.333cm"/>
          <draw:glue-point draw:id="6" svg:x="-5cm" svg:y="-0.53cm"/>
          <draw:glue-point draw:id="7" svg:x="-5cm" svg:y="-0.873cm"/>
          <draw:glue-point draw:id="8" svg:x="-5cm" svg:y="-0.747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8.21831540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xml:id="id20" draw:id="id20" draw:layer="layout" svg:width="0.06cm" svg:height="0.056cm" svg:x="4.077cm" svg:y="15.658cm">
          <text:p text:style-name="P2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4" draw:layer="layout" draw:type="line" svg:x1="13.449cm" svg:y1="9.764cm" svg:x2="14.462cm" svg:y2="9.764cm" draw:end-shape="id23" draw:end-glue-point="5" svg:d="M13449 9764h1013" svg:viewBox="0 0 1014 1">
          <text:p/>
        </draw:connector>
        <draw:frame draw:style-name="gr38" draw:text-style-name="P7" draw:layer="layout" svg:width="1.778cm" svg:height="0.489cm" svg:x="12.303cm" svg:y="9.247cm">
          <draw:text-box>
            <text:p text:style-name="P6"><text:span text:style-name="T3">Input </text:span><text:span text:style-name="T3">Stream</text:span></text:p>
          </draw:text-box>
        </draw:frame>
        <draw:frame draw:style-name="gr39" draw:text-style-name="P7" draw:layer="layout" svg:width="1.516cm" svg:height="0.965cm" svg:x="12.565cm" svg:y="11.206cm">
          <draw:text-box>
            <text:p text:style-name="P6"><text:span text:style-name="T3">Transfer</text:span></text:p>
            <text:p text:style-name="P6"><text:span text:style-name="T3">Complete</text:span></text:p>
          </draw:text-box>
        </draw:frame>
        <draw:connector draw:style-name="gr40" draw:text-style-name="P4" draw:layer="layout" draw:type="line" svg:x1="17.473cm" svg:y1="9.764cm" svg:x2="18.382cm" svg:y2="9.764cm" draw:start-shape="id24" draw:start-glue-point="1" svg:d="M17473 9764h909" svg:viewBox="0 0 910 1">
          <text:p/>
        </draw:connector>
        <draw:frame draw:style-name="gr24" draw:text-style-name="P9" draw:layer="layout" svg:width="1.294cm" svg:height="0.727cm" svg:x="17.74cm" svg:y="9.101cm">
          <draw:text-box>
            <text:p text:style-name="P8"><text:span text:style-name="T3">O</text:span><text:span text:style-name="T3">u</text:span><text:span text:style-name="T3">t</text:span><text:span text:style-name="T3">p</text:span><text:span text:style-name="T3">u</text:span><text:span text:style-name="T3">t</text:span></text:p>
            <text:p text:style-name="P8"><text:span text:style-name="T3">G</text:span><text:span text:style-name="T3">r</text:span><text:span text:style-name="T3">i</text:span><text:span text:style-name="T3">d</text:span></text:p>
          </draw:text-box>
        </draw:frame>
        <draw:frame draw:style-name="gr39" draw:text-style-name="P9" draw:layer="layout" svg:width="1.516cm" svg:height="0.965cm" svg:x="17.764cm" svg:y="11.387cm">
          <draw:text-box>
            <text:p text:style-name="P8"><text:span text:style-name="T3">Stream</text:span></text:p>
            <text:p text:style-name="P8"><text:span text:style-name="T3">Complete</text:span></text:p>
          </draw:text-box>
        </draw:frame>
        <draw:custom-shape draw:style-name="gr41" draw:text-style-name="P20" xml:id="id29" draw:id="id29" draw:layer="layout" svg:width="1.197cm" svg:height="0.97cm" svg:x="16.258cm" svg:y="10.925cm">
          <draw:glue-point draw:id="4" svg:x="5.062cm" svg:y="-1.594cm"/>
          <draw:glue-point draw:id="5" svg:x="5.002cm" svg:y="2.48cm"/>
          <draw:glue-point draw:id="6" svg:x="5.002cm" svg:y="-2.401cm"/>
          <draw:glue-point draw:id="7" svg:x="-4.997cm" svg:y="2.401cm"/>
          <text:p text:style-name="P19">Grid</text:p>
          <text:p text:style-name="P19">Iterator</text:p>
          <draw:enhanced-geometry svg:viewBox="0 0 21600 21600" draw:type="rectangle" draw:enhanced-path="M 0 0 L 21600 0 21600 21600 0 21600 0 0 Z N"/>
        </draw:custom-shape>
        <draw:custom-shape draw:style-name="gr26" draw:text-style-name="P4" xml:id="id25" draw:id="id25" draw:layer="layout" svg:width="0.164cm" svg:height="0.1cm" draw:transform="rotate (-1.5707963267949) translate (16.36cm 10.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5.605cm" svg:y="10.75cm">
          <draw:text-box>
            <text:p><text:span text:style-name="T8">Clock</text:span></text:p>
          </draw:text-box>
        </draw:frame>
        <draw:connector draw:style-name="gr9" draw:text-style-name="P4" draw:layer="layout" draw:type="line" svg:x1="16.26cm" svg:y1="11.052cm" svg:x2="15.992cm" svg:y2="11.057cm" draw:start-shape="id25" draw:start-glue-point="7" svg:d="M16260 11052l-268 5" svg:viewBox="0 0 269 6">
          <text:p/>
        </draw:connector>
        <draw:custom-shape draw:style-name="gr43" draw:text-style-name="P21" draw:layer="layout" svg:width="1.232cm" svg:height="1.778cm" svg:x="15.351cm" svg:y="8.874cm">
          <draw:glue-point draw:id="4" svg:x="4.945cm" svg:y="-4.229cm"/>
          <draw:glue-point draw:id="5" svg:x="4.953cm" svg:y="-3.526cm"/>
          <draw:glue-point draw:id="6" svg:x="4.953cm" svg:y="-2.806cm"/>
          <draw:glue-point draw:id="7" svg:x="4.953cm" svg:y="-2.097cm"/>
          <draw:glue-point draw:id="8" svg:x="4.953cm" svg:y="-1.377cm"/>
          <draw:glue-point draw:id="9" svg:x="4.953cm" svg:y="-0.663cm"/>
          <draw:glue-point draw:id="10" svg:x="4.953cm" svg:y="0.663cm"/>
          <draw:glue-point draw:id="11" svg:x="4.953cm" svg:y="1.372cm"/>
          <draw:glue-point draw:id="12" svg:x="4.953cm" svg:y="2.097cm"/>
          <draw:glue-point draw:id="13" svg:x="4.953cm" svg:y="2.8cm"/>
          <draw:glue-point draw:id="14" svg:x="4.953cm" svg:y="3.52cm"/>
          <draw:glue-point draw:id="15" svg:x="4.961cm" svg:y="4.235cm"/>
          <text:p text:style-name="P19">Conc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3" xml:id="id23" draw:id="id23" draw:layer="layout" svg:width="1.778cm" svg:height="0.49cm" draw:transform="rotate (-1.5707963267949) translate (14.952cm 8.874cm)">
          <text:p text:style-name="P22">DEMUX</text:p>
          <draw:enhanced-geometry svg:viewBox="0 0 21600 21600" draw:mirror-vertical="true" draw:mirror-horizontal="false" draw:glue-points="?f6 10800 10800 21600 ?f5 10800 10800 0" draw:text-areas="?f3 ?f3 ?f4 ?f4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4" draw:layer="layout" svg:x1="14.952cm" svg:y1="9.001cm" svg:x2="15.333cm" svg:y2="9.001cm">
          <text:p/>
        </draw:line>
        <draw:line draw:style-name="gr9" draw:text-style-name="P4" draw:layer="layout" svg:x1="14.953cm" svg:y1="9.101cm" svg:x2="15.334cm" svg:y2="9.101cm">
          <text:p/>
        </draw:line>
        <draw:line draw:style-name="gr9" draw:text-style-name="P4" draw:layer="layout" svg:x1="14.954cm" svg:y1="9.201cm" svg:x2="15.335cm" svg:y2="9.201cm">
          <text:p/>
        </draw:line>
        <draw:custom-shape draw:style-name="gr45" draw:text-style-name="P24" xml:id="id24" draw:id="id24" draw:layer="layout" svg:width="0.889cm" svg:height="1.775cm" svg:x="16.584cm" svg:y="8.877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19">Reg</text:p>
          <draw:enhanced-geometry svg:viewBox="0 0 21600 21600" draw:type="rectangle" draw:enhanced-path="M 0 0 L 21600 0 21600 21600 0 21600 0 0 Z N"/>
        </draw:custom-shape>
        <draw:custom-shape draw:style-name="gr26" draw:text-style-name="P4" xml:id="id26" draw:id="id26" draw:layer="layout" svg:width="0.164cm" svg:height="0.1cm" draw:transform="rotate (-3.14159265358979) translate (16.792cm 8.97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6.256cm" svg:y="8.493cm">
          <draw:text-box>
            <text:p><text:span text:style-name="T8">Cloc</text:span><text:span text:style-name="T8">k</text:span></text:p>
          </draw:text-box>
        </draw:frame>
        <draw:connector draw:style-name="gr9" draw:text-style-name="P4" draw:layer="layout" draw:type="line" svg:x1="16.711cm" svg:y1="8.779cm" svg:x2="16.71cm" svg:y2="8.877cm" draw:end-shape="id26" draw:end-glue-point="7" svg:d="M16711 8779l-1 98" svg:viewBox="0 0 2 99">
          <text:p/>
        </draw:connector>
        <draw:line draw:style-name="gr46" draw:text-style-name="P4" draw:layer="layout" svg:x1="15.159cm" svg:y1="9.482cm" svg:x2="15.159cm" svg:y2="10.117cm">
          <text:p/>
        </draw:line>
        <draw:frame draw:style-name="gr24" draw:text-style-name="P26" draw:layer="layout" svg:width="1.294cm" svg:height="0.489cm" svg:x="12.871cm" svg:y="9.556cm">
          <draw:text-box>
            <text:p text:style-name="P25"><text:span text:style-name="T9">Data</text:span></text:p>
          </draw:text-box>
        </draw:frame>
        <draw:custom-shape draw:style-name="gr47" draw:text-style-name="P27" xml:id="id28" draw:id="id28" draw:layer="layout" svg:width="1.397cm" svg:height="0.862cm" svg:x="14.345cm" svg:y="11.287cm">
          <draw:glue-point draw:id="4" svg:x="5.062cm" svg:y="-1.594cm"/>
          <draw:glue-point draw:id="5" svg:x="5.003cm" svg:y="3.445cm"/>
          <draw:glue-point draw:id="6" svg:x="5.002cm" svg:y="-2.401cm"/>
          <draw:glue-point draw:id="7" svg:x="-4.997cm" svg:y="2.401cm"/>
          <draw:glue-point draw:id="8" svg:x="-5.068cm" svg:y="-0.893cm"/>
          <text:p text:style-name="P19">Control</text:p>
          <text:p text:style-name="P19">Logic</text:p>
          <draw:enhanced-geometry svg:viewBox="0 0 21600 21600" draw:type="rectangle" draw:enhanced-path="M 0 0 L 21600 0 21600 21600 0 21600 0 0 Z N"/>
        </draw:custom-shape>
        <draw:custom-shape draw:style-name="gr26" draw:text-style-name="P4" xml:id="id27" draw:id="id27" draw:layer="layout" svg:width="0.164cm" svg:height="0.1cm" draw:transform="rotate (-1.5707963267949) translate (14.442cm 11.3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3.954cm" svg:y="11.001cm">
          <draw:text-box>
            <text:p><text:span text:style-name="T8">C</text:span><text:span text:style-name="T8">lo</text:span><text:span text:style-name="T8">c</text:span><text:span text:style-name="T8">k</text:span></text:p>
          </draw:text-box>
        </draw:frame>
        <draw:connector draw:style-name="gr9" draw:text-style-name="P4" draw:layer="layout" draw:type="line" svg:x1="14.342cm" svg:y1="11.396cm" svg:x2="14.217cm" svg:y2="11.398cm" draw:start-shape="id27" draw:start-glue-point="7" svg:d="M14342 11396l-125 2" svg:viewBox="0 0 126 3">
          <text:p/>
        </draw:connector>
        <draw:connector draw:style-name="gr37" draw:text-style-name="P4" draw:layer="layout" draw:type="line" svg:x1="14.345cm" svg:y1="11.924cm" svg:x2="13.467cm" svg:y2="11.923cm" draw:start-shape="id28" draw:start-glue-point="7" svg:d="M14345 11924l-878-1" svg:viewBox="0 0 879 2">
          <text:p/>
        </draw:connector>
        <draw:frame draw:style-name="gr24" draw:text-style-name="P26" draw:layer="layout" svg:width="1.294cm" svg:height="0.489cm" svg:x="12.771cm" svg:y="9.845cm">
          <draw:text-box>
            <text:p text:style-name="P25"><text:span text:style-name="T9">Ready</text:span></text:p>
          </draw:text-box>
        </draw:frame>
        <draw:frame draw:style-name="gr24" draw:text-style-name="P26" draw:layer="layout" svg:width="1.294cm" svg:height="0.489cm" svg:x="12.871cm" svg:y="9.708cm">
          <draw:text-box>
            <text:p text:style-name="P25"><text:span text:style-name="T9">V</text:span><text:span text:style-name="T9">a</text:span><text:span text:style-name="T9">li</text:span><text:span text:style-name="T9">d</text:span></text:p>
          </draw:text-box>
        </draw:frame>
        <draw:connector draw:style-name="gr48" draw:text-style-name="P2" draw:layer="layout" draw:line-skew="-0.14cm" svg:x1="15.741cm" svg:y1="11.512cm" svg:x2="16.258cm" svg:y2="11.642cm" draw:start-shape="id28" draw:start-glue-point="6" draw:end-shape="id29" draw:end-glue-point="7" svg:d="M15741 11512h118v130h399" svg:viewBox="0 0 518 131">
          <text:p/>
        </draw:connector>
        <draw:frame draw:style-name="gr42" draw:text-style-name="P17" draw:layer="layout" svg:width="0.853cm" svg:height="0.408cm" svg:x="15.679cm" svg:y="11.36cm">
          <draw:text-box>
            <text:p><text:span text:style-name="T8">Hold</text:span></text:p>
          </draw:text-box>
        </draw:frame>
        <draw:connector draw:style-name="gr49" draw:text-style-name="P28" draw:layer="layout" draw:line-skew="-0.377cm -1.599cm" svg:x1="17.455cm" svg:y1="11.41cm" svg:x2="14.707cm" svg:y2="10.492cm" draw:start-shape="id29" draw:start-glue-point="1" draw:end-shape="id23" draw:end-glue-point="6" svg:d="M17455 11410h136v-600h-2884v-318" svg:viewBox="0 0 2885 919">
          <text:p/>
        </draw:connector>
        <draw:connector draw:style-name="gr50" draw:text-style-name="P2" draw:layer="layout" draw:line-skew="-0.377cm 0.398cm" svg:x1="17.455cm" svg:y1="11.41cm" svg:x2="15.043cm" svg:y2="11.287cm" draw:start-shape="id29" draw:start-glue-point="1" draw:end-shape="id28" draw:end-glue-point="0" svg:d="M17455 11410h136v-601h-2548v478" svg:viewBox="0 0 2549 602">
          <text:p/>
        </draw:connector>
        <draw:connector draw:style-name="gr51" draw:text-style-name="P2" draw:layer="layout" draw:line-skew="0.692cm" svg:x1="14.345cm" svg:y1="11.642cm" svg:x2="13.954cm" svg:y2="9.916cm" draw:start-shape="id28" draw:start-glue-point="8" draw:end-shape="id30" draw:end-glue-point="7" svg:d="M14345 11642h-217v-1726h-174" svg:viewBox="0 0 392 1727">
          <text:p/>
        </draw:connector>
        <draw:connector draw:style-name="gr52" draw:text-style-name="P2" draw:layer="layout" draw:line-skew="0.618cm" svg:x1="14.345cm" svg:y1="11.718cm" svg:x2="13.954cm" svg:y2="10.063cm" draw:start-shape="id28" draw:start-glue-point="3" draw:end-shape="id30" draw:end-glue-point="6" svg:d="M14345 11718h-291v-1655h-100" svg:viewBox="0 0 392 1656">
          <text:p/>
        </draw:connector>
        <draw:connector draw:style-name="gr53" draw:text-style-name="P4" draw:layer="layout" draw:type="line" svg:x1="13.954cm" svg:y1="9.915cm" svg:x2="13.46cm" svg:y2="9.919cm" svg:d="M13954 9915l-494 4" svg:viewBox="0 0 495 5">
          <text:p/>
        </draw:connector>
        <draw:connector draw:style-name="gr54" draw:text-style-name="P4" draw:layer="layout" draw:type="line" svg:x1="13.954cm" svg:y1="10.062cm" svg:x2="13.468cm" svg:y2="10.066cm" svg:d="M13954 10062l-486 4" svg:viewBox="0 0 487 5">
          <text:p/>
        </draw:connector>
        <draw:line draw:style-name="gr9" draw:text-style-name="P4" draw:layer="layout" svg:x1="14.955cm" svg:y1="10.501cm" svg:x2="15.336cm" svg:y2="10.501cm">
          <text:p/>
        </draw:line>
        <draw:connector draw:style-name="gr37" draw:text-style-name="P4" draw:layer="layout" draw:type="line" svg:x1="15.741cm" svg:y1="12.014cm" svg:x2="18.37cm" svg:y2="12.015cm" draw:start-shape="id28" draw:start-glue-point="5" svg:d="M15741 12014l2629 1" svg:viewBox="0 0 2630 2">
          <text:p/>
        </draw:connector>
        <draw:frame draw:style-name="gr55" draw:text-style-name="P30" draw:layer="layout" svg:width="3.559cm" svg:height="0.645cm" svg:x="14.394cm" svg:y="8.009cm">
          <draw:text-box>
            <text:p text:style-name="P29">Grid RX Stream</text:p>
          </draw:text-box>
        </draw:frame>
        <draw:custom-shape draw:style-name="gr35" draw:text-style-name="P1" xml:id="id38" draw:id="id38" draw:layer="layout" svg:width="3.81cm" svg:height="4.281cm" svg:x="13.962cm" svg:y="2.18cm">
          <draw:glue-point draw:id="4" svg:x="-4.999cm" svg:y="-2.111cm"/>
          <draw:glue-point draw:id="5" svg:x="-4.999cm" svg:y="-1.333cm"/>
          <draw:glue-point draw:id="6" svg:x="-5cm" svg:y="-0.53cm"/>
          <draw:glue-point draw:id="7" svg:x="-5cm" svg:y="-0.873cm"/>
          <draw:glue-point draw:id="8" svg:x="-5cm" svg:y="-0.747cm"/>
          <draw:glue-point draw:id="9" svg:x="5cm" svg:y="-1.305cm"/>
          <draw:glue-point draw:id="10" svg:x="5cm" svg:y="-1.083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8.21831540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4" draw:layer="layout" draw:type="line" svg:x1="13.579cm" svg:y1="3.672cm" svg:x2="14.336cm" svg:y2="3.668cm" draw:end-shape="id31" svg:d="M13579 3672l757-4" svg:viewBox="0 0 758 5">
          <text:p/>
        </draw:connector>
        <draw:frame draw:style-name="gr56" draw:text-style-name="P7" draw:layer="layout" svg:width="2.032cm" svg:height="0.489cm" svg:x="17.637cm" svg:y="3.159cm">
          <draw:text-box>
            <text:p text:style-name="P6"><text:span text:style-name="T3">Output </text:span><text:span text:style-name="T3">Strea</text:span><text:span text:style-name="T3">m</text:span></text:p>
          </draw:text-box>
        </draw:frame>
        <draw:frame draw:style-name="gr39" draw:text-style-name="P7" draw:layer="layout" svg:width="1.516cm" svg:height="0.965cm" svg:x="12.573cm" svg:y="5.237cm">
          <draw:text-box>
            <text:p text:style-name="P6"><text:span text:style-name="T3">Transfer</text:span></text:p>
            <text:p text:style-name="P6"><text:span text:style-name="T3">Complete</text:span></text:p>
          </draw:text-box>
        </draw:frame>
        <draw:frame draw:style-name="gr57" draw:text-style-name="P7" draw:layer="layout" svg:width="0.979cm" svg:height="0.727cm" svg:x="13.102cm" svg:y="3.032cm">
          <draw:text-box>
            <text:p text:style-name="P6"><text:span text:style-name="T3">Input</text:span></text:p>
            <text:p text:style-name="P6"><text:span text:style-name="T3">Grid</text:span></text:p>
          </draw:text-box>
        </draw:frame>
        <draw:frame draw:style-name="gr39" draw:text-style-name="P9" draw:layer="layout" svg:width="1.516cm" svg:height="0.965cm" svg:x="17.637cm" svg:y="5.115cm">
          <draw:text-box>
            <text:p text:style-name="P8"><text:span text:style-name="T3">Stream</text:span></text:p>
            <text:p text:style-name="P8"><text:span text:style-name="T3">Complete</text:span></text:p>
          </draw:text-box>
        </draw:frame>
        <draw:custom-shape draw:style-name="gr41" draw:text-style-name="P20" xml:id="id36" draw:id="id36" draw:layer="layout" svg:width="1.197cm" svg:height="0.97cm" svg:x="14.47cm" svg:y="4.683cm">
          <draw:glue-point draw:id="4" svg:x="5.062cm" svg:y="-1.594cm"/>
          <draw:glue-point draw:id="5" svg:x="5.002cm" svg:y="2.48cm"/>
          <draw:glue-point draw:id="6" svg:x="5.002cm" svg:y="-2.401cm"/>
          <draw:glue-point draw:id="7" svg:x="-4.997cm" svg:y="2.401cm"/>
          <text:p text:style-name="P19">Grid</text:p>
          <text:p text:style-name="P19">Iterator</text:p>
          <draw:enhanced-geometry svg:viewBox="0 0 21600 21600" draw:type="rectangle" draw:enhanced-path="M 0 0 L 21600 0 21600 21600 0 21600 0 0 Z N"/>
        </draw:custom-shape>
        <draw:custom-shape draw:style-name="gr26" draw:text-style-name="P4" xml:id="id32" draw:id="id32" draw:layer="layout" svg:width="0.164cm" svg:height="0.1cm" draw:transform="rotate (-1.5707963267949) translate (14.572cm 4.7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3.817cm" svg:y="4.508cm">
          <draw:text-box>
            <text:p><text:span text:style-name="T8">Clo</text:span><text:span text:style-name="T8">ck</text:span></text:p>
          </draw:text-box>
        </draw:frame>
        <draw:connector draw:style-name="gr9" draw:text-style-name="P4" draw:layer="layout" draw:type="line" svg:x1="14.472cm" svg:y1="4.81cm" svg:x2="14.204cm" svg:y2="4.815cm" draw:start-shape="id32" draw:start-glue-point="7" svg:d="M14472 4810l-268 5" svg:viewBox="0 0 269 6">
          <text:p/>
        </draw:connector>
        <draw:custom-shape draw:style-name="gr43" draw:text-style-name="P21" draw:layer="layout" svg:width="1.232cm" svg:height="1.778cm" svg:x="15.215cm" svg:y="2.778cm">
          <draw:glue-point draw:id="4" svg:x="4.945cm" svg:y="-4.229cm"/>
          <draw:glue-point draw:id="5" svg:x="4.953cm" svg:y="-3.526cm"/>
          <draw:glue-point draw:id="6" svg:x="4.953cm" svg:y="-2.806cm"/>
          <draw:glue-point draw:id="7" svg:x="4.953cm" svg:y="-2.097cm"/>
          <draw:glue-point draw:id="8" svg:x="4.953cm" svg:y="-1.377cm"/>
          <draw:glue-point draw:id="9" svg:x="4.953cm" svg:y="-0.663cm"/>
          <draw:glue-point draw:id="10" svg:x="4.953cm" svg:y="0.663cm"/>
          <draw:glue-point draw:id="11" svg:x="4.953cm" svg:y="1.372cm"/>
          <draw:glue-point draw:id="12" svg:x="4.953cm" svg:y="2.097cm"/>
          <draw:glue-point draw:id="13" svg:x="4.953cm" svg:y="2.8cm"/>
          <draw:glue-point draw:id="14" svg:x="4.953cm" svg:y="3.52cm"/>
          <draw:glue-point draw:id="15" svg:x="4.961cm" svg:y="4.235cm"/>
          <text:p text:style-name="P19">Conc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3" xml:id="id37" draw:id="id37" draw:layer="layout" svg:width="1.778cm" svg:height="0.49cm" draw:transform="rotate (1.5707963267949) translate (16.82cm 4.556cm)">
          <text:p text:style-name="P22">MUX</text:p>
          <draw:enhanced-geometry svg:viewBox="0 0 21600 21600" draw:mirror-vertical="true" draw:mirror-horizontal="false" draw:glue-points="?f6 10800 10800 21600 ?f5 10800 10800 0" draw:text-areas="?f3 ?f3 ?f4 ?f4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4" draw:layer="layout" svg:x1="16.436cm" svg:y1="2.905cm" svg:x2="16.817cm" svg:y2="2.905cm">
          <text:p/>
        </draw:line>
        <draw:line draw:style-name="gr9" draw:text-style-name="P4" draw:layer="layout" svg:x1="16.437cm" svg:y1="3.005cm" svg:x2="16.818cm" svg:y2="3.005cm">
          <text:p/>
        </draw:line>
        <draw:line draw:style-name="gr9" draw:text-style-name="P4" draw:layer="layout" svg:x1="16.438cm" svg:y1="3.105cm" svg:x2="16.819cm" svg:y2="3.105cm">
          <text:p/>
        </draw:line>
        <draw:custom-shape draw:style-name="gr45" draw:text-style-name="P24" xml:id="id31" draw:id="id31" draw:layer="layout" svg:width="0.889cm" svg:height="1.775cm" svg:x="14.336cm" svg:y="2.781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19">Reg</text:p>
          <draw:enhanced-geometry svg:viewBox="0 0 21600 21600" draw:type="rectangle" draw:enhanced-path="M 0 0 L 21600 0 21600 21600 0 21600 0 0 Z N"/>
        </draw:custom-shape>
        <draw:custom-shape draw:style-name="gr26" draw:text-style-name="P4" xml:id="id33" draw:id="id33" draw:layer="layout" svg:width="0.164cm" svg:height="0.1cm" draw:transform="rotate (-3.14159265358979) translate (14.544cm 2.8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4.008cm" svg:y="2.397cm">
          <draw:text-box>
            <text:p><text:span text:style-name="T8">Clock</text:span></text:p>
          </draw:text-box>
        </draw:frame>
        <draw:connector draw:style-name="gr9" draw:text-style-name="P4" draw:layer="layout" draw:type="line" svg:x1="14.463cm" svg:y1="2.683cm" svg:x2="14.462cm" svg:y2="2.781cm" draw:end-shape="id33" draw:end-glue-point="7" svg:d="M14463 2683l-1 98" svg:viewBox="0 0 2 99">
          <text:p/>
        </draw:connector>
        <draw:line draw:style-name="gr46" draw:text-style-name="P4" draw:layer="layout" svg:x1="16.643cm" svg:y1="3.386cm" svg:x2="16.643cm" svg:y2="4.021cm">
          <text:p/>
        </draw:line>
        <draw:frame draw:style-name="gr24" draw:text-style-name="P26" draw:layer="layout" svg:width="1.294cm" svg:height="0.489cm" svg:x="17.944cm" svg:y="3.438cm">
          <draw:text-box>
            <text:p text:style-name="P25"><text:span text:style-name="T9">Data</text:span></text:p>
          </draw:text-box>
        </draw:frame>
        <draw:custom-shape draw:style-name="gr47" draw:text-style-name="P27" xml:id="id35" draw:id="id35" draw:layer="layout" svg:width="1.397cm" svg:height="0.862cm" svg:x="16.032cm" svg:y="5.318cm">
          <draw:glue-point draw:id="4" svg:x="5.062cm" svg:y="-1.594cm"/>
          <draw:glue-point draw:id="5" svg:x="5.003cm" svg:y="3.445cm"/>
          <draw:glue-point draw:id="6" svg:x="5.002cm" svg:y="-2.401cm"/>
          <draw:glue-point draw:id="7" svg:x="-4.997cm" svg:y="2.401cm"/>
          <draw:glue-point draw:id="8" svg:x="-5.068cm" svg:y="-0.893cm"/>
          <text:p text:style-name="P19">Control</text:p>
          <text:p text:style-name="P19">Logic</text:p>
          <draw:enhanced-geometry svg:viewBox="0 0 21600 21600" draw:type="rectangle" draw:enhanced-path="M 0 0 L 21600 0 21600 21600 0 21600 0 0 Z N"/>
        </draw:custom-shape>
        <draw:custom-shape draw:style-name="gr26" draw:text-style-name="P4" xml:id="id34" draw:id="id34" draw:layer="layout" svg:width="0.164cm" svg:height="0.1cm" draw:transform="rotate (-1.5707963267949) translate (16.129cm 5.3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7" draw:layer="layout" svg:width="0.853cm" svg:height="0.408cm" svg:x="15.641cm" svg:y="5.032cm">
          <draw:text-box>
            <text:p><text:span text:style-name="T8">C</text:span><text:span text:style-name="T8">l</text:span><text:span text:style-name="T8">o</text:span><text:span text:style-name="T8">c</text:span><text:span text:style-name="T8">k</text:span></text:p>
          </draw:text-box>
        </draw:frame>
        <draw:connector draw:style-name="gr9" draw:text-style-name="P4" draw:layer="layout" draw:type="line" svg:x1="16.029cm" svg:y1="5.427cm" svg:x2="15.904cm" svg:y2="5.429cm" draw:start-shape="id34" draw:start-glue-point="7" svg:d="M16029 5427l-125 2" svg:viewBox="0 0 126 3">
          <text:p/>
        </draw:connector>
        <draw:connector draw:style-name="gr37" draw:text-style-name="P4" draw:layer="layout" draw:type="line" svg:x1="16.032cm" svg:y1="5.955cm" svg:x2="13.475cm" svg:y2="5.954cm" draw:start-shape="id35" draw:start-glue-point="7" svg:d="M16032 5955l-2557-1" svg:viewBox="0 0 2558 2">
          <text:p/>
        </draw:connector>
        <draw:frame draw:style-name="gr24" draw:text-style-name="P26" draw:layer="layout" svg:width="1.294cm" svg:height="0.489cm" svg:x="17.944cm" svg:y="3.686cm">
          <draw:text-box>
            <text:p text:style-name="P25"><text:span text:style-name="T9">Re</text:span><text:span text:style-name="T9">ady</text:span></text:p>
          </draw:text-box>
        </draw:frame>
        <draw:frame draw:style-name="gr24" draw:text-style-name="P26" draw:layer="layout" svg:width="1.294cm" svg:height="0.489cm" svg:x="17.944cm" svg:y="3.565cm">
          <draw:text-box>
            <text:p text:style-name="P25"><text:span text:style-name="T9">Vali</text:span><text:span text:style-name="T9">d</text:span></text:p>
          </draw:text-box>
        </draw:frame>
        <draw:connector draw:style-name="gr50" draw:text-style-name="P2" draw:layer="layout" draw:line-skew="0.192cm" svg:x1="16.032cm" svg:y1="5.749cm" svg:x2="14.47cm" svg:y2="5.4cm" draw:start-shape="id35" draw:start-glue-point="3" draw:end-shape="id36" draw:end-glue-point="7" svg:d="M16032 5749h-1885v-349h323" svg:viewBox="0 0 1886 350">
          <text:p/>
        </draw:connector>
        <draw:frame draw:style-name="gr42" draw:text-style-name="P17" draw:layer="layout" svg:width="0.853cm" svg:height="0.408cm" svg:x="13.891cm" svg:y="5.057cm">
          <draw:text-box>
            <text:p><text:span text:style-name="T8">Hold</text:span></text:p>
          </draw:text-box>
        </draw:frame>
        <draw:connector draw:style-name="gr59" draw:text-style-name="P28" draw:layer="layout" draw:line-skew="0cm -0.134cm" svg:x1="15.666cm" svg:y1="4.936cm" svg:x2="17.065cm" svg:y2="4.396cm" draw:start-shape="id36" draw:start-glue-point="6" draw:end-shape="id37" draw:end-glue-point="4" svg:d="M15666 4936h577v1h822v-541" svg:viewBox="0 0 1400 542">
          <text:p/>
        </draw:connector>
        <draw:connector draw:style-name="gr48" draw:text-style-name="P2" draw:layer="layout" svg:x1="15.666cm" svg:y1="4.936cm" svg:x2="16.73cm" svg:y2="5.318cm" draw:start-shape="id36" draw:start-glue-point="6" draw:end-shape="id35" draw:end-glue-point="0" svg:d="M15666 4936h1064v382" svg:viewBox="0 0 1065 383">
          <text:p/>
        </draw:connector>
        <draw:connector draw:style-name="gr51" draw:text-style-name="P2" draw:layer="layout" draw:line-skew="-0.654cm" svg:x1="17.429cm" svg:y1="5.612cm" svg:x2="17.772cm" svg:y2="3.857cm" draw:start-shape="id35" draw:start-glue-point="4" draw:end-shape="id38" draw:end-glue-point="10" svg:d="M17429 5612h208v-1755h135" svg:viewBox="0 0 344 1756">
          <text:p/>
        </draw:connector>
        <draw:connector draw:style-name="gr52" draw:text-style-name="P2" draw:layer="layout" draw:line-skew="-0.746cm" svg:x1="17.428cm" svg:y1="5.543cm" svg:x2="17.772cm" svg:y2="3.762cm" draw:start-shape="id35" draw:start-glue-point="6" draw:end-shape="id38" draw:end-glue-point="9" svg:d="M17428 5543h117v-1781h227" svg:viewBox="0 0 345 1782">
          <text:p/>
        </draw:connector>
        <draw:connector draw:style-name="gr53" draw:text-style-name="P4" draw:layer="layout" draw:type="line" svg:x1="18.173cm" svg:y1="3.858cm" svg:x2="17.772cm" svg:y2="3.857cm" draw:end-shape="id38" draw:end-glue-point="10" svg:d="M18173 3858l-401-1" svg:viewBox="0 0 402 2">
          <text:p/>
        </draw:connector>
        <draw:connector draw:style-name="gr54" draw:text-style-name="P4" draw:layer="layout" draw:type="line" svg:x1="17.772cm" svg:y1="3.762cm" svg:x2="18.185cm" svg:y2="3.766cm" draw:start-shape="id38" draw:start-glue-point="9" svg:d="M17772 3762l413 4" svg:viewBox="0 0 414 5">
          <text:p/>
        </draw:connector>
        <draw:line draw:style-name="gr9" draw:text-style-name="P4" draw:layer="layout" svg:x1="16.439cm" svg:y1="4.405cm" svg:x2="16.82cm" svg:y2="4.405cm">
          <text:p/>
        </draw:line>
        <draw:connector draw:style-name="gr37" draw:text-style-name="P4" draw:layer="layout" draw:type="line" svg:x1="17.429cm" svg:y1="5.749cm" svg:x2="18.131cm" svg:y2="5.75cm" draw:start-shape="id35" draw:start-glue-point="1" svg:d="M17429 5749l702 1" svg:viewBox="0 0 703 2">
          <text:p/>
        </draw:connector>
        <draw:frame draw:style-name="gr60" draw:text-style-name="P30" draw:layer="layout" svg:width="3.008cm" svg:height="0.645cm" svg:x="14.502cm" svg:y="2.04cm">
          <draw:text-box>
            <text:p text:style-name="P29">Grid TX Stream</text:p>
          </draw:text-box>
        </draw:frame>
        <draw:connector draw:style-name="gr61" draw:text-style-name="P4" draw:layer="layout" draw:type="line" svg:x1="17.31cm" svg:y1="3.668cm" svg:x2="18.169cm" svg:y2="3.67cm" draw:start-shape="id37" draw:start-glue-point="5" svg:d="M17310 3668l859 2" svg:viewBox="0 0 860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23:59:58.251428013</meta:creation-date>
    <dc:date>2019-12-08T01:36:55.330348200</dc:date>
    <meta:editing-duration>PT20M56S</meta:editing-duration>
    <meta:editing-cycles>7</meta:editing-cycles>
    <meta:generator>LibreOffice/6.0.7.3$Linux_X86_64 LibreOffice_project/00m0$Build-3</meta:generator>
    <meta:document-statistic meta:object-count="170"/>
  </office:meta>
</office:document-meta>
</file>